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E070776BF16CC993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2.7cm" svg:height="12.7cm" draw:z-index="0"><draw:image xlink:href="Pictures/10000000000001E0000001E070776BF16CC993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3.2.2$Windows_x86 LibreOffice_project/6cd4f1ef626f15116896b1d8e1398b56da0d0ee1</meta:generator>
    <dc:date>2017-05-04T00:22:59.423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